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874cm" svg:height="1.778cm" svg:x="6.08cm" svg:y="3.794cm">
          <text:p text:style-name="P1">Posi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74cm" svg:height="1.778cm" svg:x="6.08cm" svg:y="5.572cm">
          <text:p text:style-name="P1">Texture Coordina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74cm" svg:height="1.778cm" svg:x="6.08cm" svg:y="7.35cm">
          <text:p text:style-name="P1">Norm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74cm" svg:height="1.778cm" svg:x="6.08cm" svg:y="9.128cm">
          <text:p text:style-name="P1">Bone ID0 | Weight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74cm" svg:height="1.778cm" svg:x="6.08cm" svg:y="14.462cm">
          <text:p text:style-name="P1">Bone ID3 | Weight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74cm" svg:height="1.778cm" svg:x="6.08cm" svg:y="12.684cm">
          <text:p text:style-name="P1">Bone ID2 | Weight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74cm" svg:height="1.778cm" svg:x="6.08cm" svg:y="10.906cm">
          <text:p text:style-name="P1">Bone ID1 | Weight 1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06-09T09:46:17</meta:creation-date>
    <dc:date>2012-06-09T10:36:00</dc:date>
    <dc:creator>Etay Meiri</dc:creator>
    <meta:editing-duration>PT34M32S</meta:editing-duration>
    <meta:editing-cycles>1</meta:editing-cycles>
    <meta:document-statistic meta:object-count="7"/>
    <meta:generator>LibreOffice/3.4$Unix LibreOffice_project/340m1$Build-402</meta:generator>
  </office:meta>
</office:document-meta>
</file>